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werUpperCaseTermEnum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ldcard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werUpperCaseTermEnum.docFre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ldcard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werUpperCaseTermEnum.LowerUpperCaseTermEnum( IndexReader reader , String field , String propName , String pattern , int transform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WildcardTermEnum.WildcardTermEnum( IndexReader reader , String field , String propName , String pattern , int transfo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owerUpperCaseTermEnum.get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werUpperCase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werUpperCase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ermEnum.createRegexp( String likePatter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WildcardTermEnum.termCompare( Term te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